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FCFA5173B1A02CB6.png" manifest:media-type="image/png"/>
  <manifest:file-entry manifest:full-path="Pictures/10000201000007800000043859C676294C2B1851.png" manifest:media-type="image/png"/>
  <manifest:file-entry manifest:full-path="Pictures/100002010000078000000438D50E558876FC6CE6.png" manifest:media-type="image/png"/>
  <manifest:file-entry manifest:full-path="Pictures/100002010000078000000438B043BB25436095B5.png" manifest:media-type="image/png"/>
  <manifest:file-entry manifest:full-path="Pictures/100002010000078000000438F76586C60D2C7EEE.png" manifest:media-type="image/png"/>
  <manifest:file-entry manifest:full-path="Pictures/1000020100000780000004381C3762A584A07D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92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9.894cm" draw:z-index="0"><draw:image xlink:href="Pictures/10000201000007800000043859C676294C2B1851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17.59cm" svg:height="9.894cm" draw:z-index="1"><draw:image xlink:href="Pictures/100002010000078000000438D50E558876FC6CE6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17.59cm" svg:height="9.894cm" draw:z-index="2"><draw:image xlink:href="Pictures/100002010000078000000438F76586C60D2C7EEE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4" text:anchor-type="paragraph" svg:width="17.59cm" svg:height="9.894cm" draw:z-index="3"><draw:image xlink:href="Pictures/100002010000078000000438B043BB25436095B5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5" text:anchor-type="paragraph" svg:width="17.59cm" svg:height="9.894cm" draw:z-index="4"><draw:image xlink:href="Pictures/100002010000078000000438FCFA5173B1A02CB6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6" text:anchor-type="paragraph" svg:width="17.59cm" svg:height="9.894cm" draw:z-index="5"><draw:image xlink:href="Pictures/1000020100000780000004381C3762A584A07D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3T16:29:34.268000000</dc:date>
    <meta:editing-duration>PT3M59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</office:meta>
</office:document-meta>
</file>